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37fa32" style:font-name-complex="Latin Modern Roman"/>
    </style:style>
    <style:style style:name="P3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4" style:family="paragraph" style:parent-style-name="Quotations">
      <style:text-properties style:font-name="Samanata" style:font-name-complex="Samanata"/>
    </style:style>
    <style:style style:name="P5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6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7" style:family="paragraph" style:parent-style-name="Standard" style:list-style-name="L1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font-size="10pt" officeooo:rsid="0026b88f" officeooo:paragraph-rsid="0038bf5a" style:font-size-asian="10pt" style:font-name-complex="Latin Modern Roman" style:font-size-complex="10pt"/>
    </style:style>
    <style:style style:name="P8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8bf5a" style:font-name-complex="Latin Modern Roman" loext:shadow="none"/>
    </style:style>
    <style:style style:name="P9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8bf5a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ce181e" fo:language="en" fo:country="US" fo:font-style="italic" style:font-style-asian="italic" style:font-style-complex="italic" loext:shadow="none"/>
    </style:style>
    <style:style style:name="T6" style:family="text">
      <style:text-properties style:font-name="Latin Modern Roman" officeooo:rsid="002585b3" style:font-name-complex="Latin Modern Roman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Latin Modern Roman" officeooo:rsid="002585b3" style:font-name-complex="Latin Modern Roman"/>
    </style:style>
    <style:style style:name="T9" style:family="text">
      <style:text-properties style:use-window-font-color="true" style:font-name="Samanata" officeooo:rsid="002585b3" style:font-name-complex="Samanata"/>
    </style:style>
    <style:style style:name="T10" style:family="text">
      <style:text-properties style:use-window-font-color="true" officeooo:rsid="0037fa32"/>
    </style:style>
    <style:style style:name="T11" style:family="text">
      <style:text-properties style:use-window-font-color="true" officeooo:rsid="00365d65"/>
    </style:style>
    <style:style style:name="T12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3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9pt" fo:font-style="normal" style:font-size-asian="9pt" style:font-style-asian="normal" style:font-size-complex="9pt" style:font-style-complex="normal"/>
    </style:style>
    <style:style style:name="T16" style:family="text">
      <style:text-properties officeooo:rsid="002d6040"/>
    </style:style>
    <style:style style:name="T17" style:family="text">
      <style:text-properties officeooo:rsid="002585b3" style:font-name-complex="Samanata"/>
    </style:style>
    <style:style style:name="T18" style:family="text">
      <style:text-properties officeooo:rsid="0037fa32" style:font-name-complex="Samanata"/>
    </style:style>
    <style:style style:name="T19" style:family="text">
      <style:text-properties officeooo:rsid="0033d422"/>
    </style:style>
    <style:style style:name="T20" style:family="text">
      <style:text-properties style:font-name="Samanata" officeooo:rsid="0037fa32" style:font-name-complex="Samanata"/>
    </style:style>
    <style:style style:name="T21" style:family="text">
      <style:text-properties officeooo:rsid="00365d65"/>
    </style:style>
    <style:style style:name="T22" style:family="text">
      <style:text-properties officeooo:rsid="0037fa32"/>
    </style:style>
    <style:style style:name="T23" style:family="text">
      <style:text-properties officeooo:rsid="0037fa32" style:font-name-complex="Latin Modern Roman"/>
    </style:style>
    <style:style style:name="T24" style:family="text">
      <style:text-properties fo:language="en" fo:country="US" fo:font-style="italic" style:font-style-asian="italic" style:font-style-complex="italic" loext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9">5</text:span> – Sutka <text:span text:style-name="T16">10:55</text:span></text:p>
      <text:p text:style-name="P6">दूरे तन नाम गुह्यं पराचैर्यत तवा भीते अह्वयेतांवयोधै | </text:p>
      <text:p text:style-name="P6">उदस्तभ्नाः पर्थिवीं दयामभीके भरातुःपुत्रान मघवन तित्विषाणः || १ ||</text:p>
      <text:p text:style-name="P6">महत तन नाम गुह्यं पुरुस्प्र्ग येन भूतं जनयो येनभव्यम | </text:p>
      <text:p text:style-name="P6">परत्नं जातं जयोतिर्यदस्य परियं परियाः समविशन्त पञ्च || २ ||</text:p>
      <text:p text:style-name="P6">आ रोदसी अप्र्णादोत मध्यं पञ्च देवान रतुशः सप्त सप्त | </text:p>
      <text:p text:style-name="P6">चतुस्त्रिंशता पुरुधा वि चष्टे सरूपेण जयोतिषाविव्रतेन || ३ ||</text:p>
      <text:p text:style-name="P6">यदुष औछः परथमा विभानामजनयो येन पुष्टस्यपुष्टम | </text:p>
      <text:p text:style-name="P6">यत ते जामित्वमवरं परस्या महन महत्यासुरत्वमेकम || ४ ||</text:p>
      <text:p text:style-name="P6">विधुं दद्राणं समने बहूनां युवानं सन्तं पलितोजगार | </text:p>
      <text:p text:style-name="P6">देवस्य पश्य काव्यं महित्वाद्या ममार स हयःसमान || ५ ||</text:p>
      <text:p text:style-name="P6">शाक्मना शाको अरुणः सुपर्ण आ यो महः शूरःसनादनीळः | </text:p>
      <text:p text:style-name="P5">यच्चिकेत <text:span text:style-name="T1">सत्य</text:span>मित तन न मोघं वसुस्पार्हमुत जेतोत दाता || ६ ||</text:p>
      <text:p text:style-name="P3">Padapatha for sloka <text:span text:style-name="T21">6</text:span>:</text:p>
      <text:p text:style-name="P4">शाक्मना | शाकः | अरुणः | सु-पर्णः | आ | यः | महः | शूरः | सनात् | अनीळः | यत् | चिकेत | <text:span text:style-name="T1">सत्यम्</text:span> | इत् | तत् | न | मोघम् | वसु | स्पार्हम् | उत | जेता | उत | दाता </text:p>
      <text:p text:style-name="P2">Interpretation: <text:span text:style-name="T2">सत्य </text:span>is <text:span text:style-name="T21">contrasted here with the word</text:span><text:span text:style-name="T8"> </text:span><text:span text:style-name="T9">मोघ</text:span><text:span text:style-name="T6"> (“</text:span><text:span text:style-name="T21">futility, uselessness</text:span><text:span text:style-name="T6">”)</text:span><text:span text:style-name="T17"> </text:span><text:span text:style-name="T18">through the phrase “</text:span><text:span text:style-name="T3">सत्यम्</text:span><text:span text:style-name="T20"> इत् तत् न मोघम्</text:span><text:span text:style-name="T23">”</text:span> → “... <text:span text:style-name="T22">this is </text:span><text:span text:style-name="T1">satya</text:span><text:span text:style-name="T7">, </text:span><text:span text:style-name="T10">not some </text:span><text:span text:style-name="T11">futility</text:span>”</text:p>
      <text:p text:style-name="P8">Translations:</text:p>
      <text:list xml:id="list2973457813" text:style-name="L1">
        <text:list-item>
          <text:p text:style-name="P9"><text:span text:style-name="T14">Strong is the Red Bird in his strength, great Hero, who from of old hath had no nest to dwell in. That which he knows is </text:span><text:span text:style-name="T4">truth</text:span><text:span text:style-name="T14"> and never idle: he wins and gives the wealth desired of many.</text:span><text:span text:style-name="T15"> Ralph T. H. Griffith, [1896]</text:span></text:p>
        </text:list-item>
        <text:list-item>
          <text:p text:style-name="P7"><text:span text:style-name="T12">Through his power he is the powerful, ruddy eagle, who, as the nestless champion from of old, (has power) over the great. What he perceives, that is </text:span><text:span text:style-name="T5">truly real</text:span><text:span text:style-name="T12">, not false. He is both the winner and the giver of the eagerly sought good.</text:span><text:span text:style-name="T24"> </text:span><text:span text:style-name="T13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30:30.056394101</dc:date>
    <meta:editing-duration>PT40M42S</meta:editing-duration>
    <meta:editing-cycles>13</meta:editing-cycles>
    <meta:document-statistic meta:table-count="0" meta:image-count="0" meta:object-count="0" meta:page-count="1" meta:paragraph-count="19" meta:word-count="290" meta:character-count="1250" meta:non-whitespace-character-count="973"/>
  </office:meta>
</office:document-meta>
</file>